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0.77cm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3.437cm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94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0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2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5.08cm" svg:x="3.905cm" svg:y="0.26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37cm" svg:height="3.81cm" svg:x="3.905cm" svg:y="6.615cm">
          <text:p text:style-name="P2"><text:span text:style-name="T1">config_mem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175cm" svg:y1="4.075cm" svg:x2="8.985cm" svg:y2="4.075cm">
          <text:p/>
        </draw:line>
        <draw:line draw:style-name="gr3" draw:text-style-name="P1" draw:layer="layout" svg:x1="8.985cm" svg:y1="4.056cm" svg:x2="8.985cm" svg:y2="7.885cm">
          <text:p/>
        </draw:line>
        <draw:line draw:style-name="gr4" draw:text-style-name="P1" draw:layer="layout" svg:x1="8.985cm" svg:y1="7.885cm" svg:x2="7.715cm" svg:y2="7.885cm">
          <text:p/>
        </draw:line>
        <draw:line draw:style-name="gr3" draw:text-style-name="P1" draw:layer="layout" svg:x1="3.905cm" svg:y1="7.885cm" svg:x2="2.635cm" svg:y2="7.885cm">
          <text:p/>
        </draw:line>
        <draw:line draw:style-name="gr3" draw:text-style-name="P1" draw:layer="layout" svg:x1="2.635cm" svg:y1="7.885cm" svg:x2="2.635cm" svg:y2="4.075cm">
          <text:p/>
        </draw:line>
        <draw:line draw:style-name="gr4" draw:text-style-name="P1" draw:layer="layout" svg:x1="2.635cm" svg:y1="4.075cm" svg:x2="3.905cm" svg:y2="4.075cm">
          <text:p/>
        </draw:line>
        <draw:frame draw:style-name="gr5" draw:text-style-name="P3" draw:layer="layout" svg:width="2.487cm" svg:height="0.725cm" draw:transform="rotate (1.5707963267949) translate (4.126cm 4.036cm)">
          <draw:text-box>
            <text:p text:style-name="P3"><text:span text:style-name="T1">config_reg</text:span></text:p>
          </draw:text-box>
        </draw:frame>
        <draw:line draw:style-name="gr6" draw:text-style-name="P1" draw:layer="layout" svg:x1="0.095cm" svg:y1="2.305cm" svg:x2="3.905cm" svg:y2="2.305cm">
          <text:p/>
        </draw:line>
        <draw:line draw:style-name="gr6" draw:text-style-name="P1" draw:layer="layout" svg:x1="1.803cm" svg:y1="8.307cm" svg:x2="3.962cm" svg:y2="8.307cm">
          <text:p/>
        </draw:line>
        <draw:line draw:style-name="gr7" draw:text-style-name="P1" draw:layer="layout" svg:x1="1.803cm" svg:y1="3.046cm" svg:x2="1.803cm" svg:y2="8.28cm">
          <text:p/>
        </draw:line>
        <draw:line draw:style-name="gr6" draw:text-style-name="P1" draw:layer="layout" svg:x1="0.095cm" svg:y1="1.589cm" svg:x2="3.905cm" svg:y2="1.589cm">
          <text:p/>
        </draw:line>
        <draw:line draw:style-name="gr6" draw:text-style-name="P1" draw:layer="layout" svg:x1="0.095cm" svg:y1="0.9cm" svg:x2="3.905cm" svg:y2="0.9cm">
          <text:p/>
        </draw:line>
        <draw:line draw:style-name="gr4" draw:text-style-name="P1" draw:layer="layout" svg:x1="8.985cm" svg:y1="4.075cm" svg:x2="10.255cm" svg:y2="4.075cm">
          <text:p/>
        </draw:line>
        <draw:line draw:style-name="gr7" draw:text-style-name="P1" draw:layer="layout" svg:x1="0.787cm" svg:y1="1.549cm" svg:x2="0.787cm" svg:y2="9.296cm">
          <text:p/>
        </draw:line>
        <draw:line draw:style-name="gr6" draw:text-style-name="P1" draw:layer="layout" svg:x1="0.787cm" svg:y1="9.296cm" svg:x2="3.905cm" svg:y2="9.282cm">
          <text:p/>
        </draw:line>
        <draw:frame draw:style-name="gr8" draw:text-style-name="P3" draw:layer="layout" svg:width="2.699cm" svg:height="0.725cm" svg:x="6.502cm" svg:y="3.237cm">
          <draw:text-box>
            <text:p text:style-name="P3"><text:span text:style-name="T1">Config. Bus</text:span></text:p>
          </draw:text-box>
        </draw:frame>
        <draw:frame draw:style-name="gr9" draw:text-style-name="P3" draw:layer="layout" svg:width="2.754cm" svg:height="0.776cm" svg:x="0.095cm" svg:y="0.211cm">
          <draw:text-box>
            <text:p text:style-name="P3"><text:span text:style-name="T1">rw_data</text:span></text:p>
          </draw:text-box>
        </draw:frame>
        <draw:frame draw:style-name="gr10" draw:text-style-name="P3" draw:layer="layout" svg:width="2.788cm" svg:height="0.962cm" svg:x="0.095cm" svg:y="0.927cm">
          <draw:text-box>
            <text:p text:style-name="P3"><text:span text:style-name="T1">rw_addr</text:span></text:p>
          </draw:text-box>
        </draw:frame>
        <draw:frame draw:style-name="gr11" draw:text-style-name="P3" draw:layer="layout" svg:width="2.542cm" svg:height="0.962cm" svg:x="0.055cm" svg:y="1.67cm">
          <draw:text-box>
            <text:p text:style-name="P3"><text:span text:style-name="T1">rw_rnw</text:span></text:p>
          </draw:text-box>
        </draw:frame>
        <draw:line draw:style-name="gr6" draw:text-style-name="P1" draw:layer="layout" svg:x1="0.152cm" svg:y1="3.027cm" svg:x2="3.962cm" svg:y2="3.027cm">
          <text:p/>
        </draw:line>
        <draw:line draw:style-name="gr6" draw:text-style-name="P1" draw:layer="layout" svg:x1="1.295cm" svg:y1="8.788cm" svg:x2="3.962cm" svg:y2="8.788cm">
          <text:p/>
        </draw:line>
        <draw:line draw:style-name="gr7" draw:text-style-name="P1" draw:layer="layout" svg:x1="1.295cm" svg:y1="2.311cm" svg:x2="1.295cm" svg:y2="8.788cm">
          <text:p/>
        </draw:line>
        <draw:frame draw:style-name="gr11" draw:text-style-name="P3" draw:layer="layout" svg:width="2.542cm" svg:height="0.962cm" svg:x="0.025cm" svg:y="2.438cm">
          <draw:text-box>
            <text:p text:style-name="P3"><text:span text:style-name="T1">rw_re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5cm" fo:margin-bottom="0.025cm" fo:margin-left="0.025cm" fo:margin-right="0.025cm" fo:page-width="10.414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15:35:32.315283871</meta:creation-date>
    <dc:date>2015-03-26T13:15:54.257010294</dc:date>
    <meta:editing-duration>PT35M51S</meta:editing-duration>
    <meta:editing-cycles>4</meta:editing-cycles>
    <meta:generator>LibreOffice/4.3.3.2$Linux_X86_64 LibreOffice_project/430m0$Build-2</meta:generator>
    <meta:document-statistic meta:object-count="25"/>
  </office:meta>
</office:document-meta>
</file>